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style:text-properties fo:language="en" fo:country="US"/>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7f5c"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66a94"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64c6"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cd42"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4f108"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8902" officeooo:paragraph-rsid="000a8902"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43d9" officeooo:paragraph-rsid="001343d9"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da30" officeooo:paragraph-rsid="001dda30"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ecd9" officeooo:paragraph-rsid="0026ecd9"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f2691"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officeooo:paragraph-rsid="00119c89"/>
    </style:style>
    <style:style style:name="P121" style:family="paragraph" style:parent-style-name="Text_20_body">
      <style:paragraph-properties fo:margin-left="0in" fo:margin-right="0in" fo:text-align="justify" style:justify-single-word="false" fo:text-indent="0.1965in" style:auto-text-indent="false"/>
      <style:text-properties officeooo:rsid="00119c89" officeooo:paragraph-rsid="00119c89"/>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loext:graphic-properties draw:fill="solid" draw:fill-color="#eeeeee" draw:opacity="100%"/>
      <style:paragraph-properties fo:background-color="#eeeeee"/>
      <style:text-properties fo:language="ru" fo:country="RU"/>
    </style:style>
    <style:style style:name="P131" style:family="paragraph" style:parent-style-name="Heading_20_2">
      <loext:graphic-properties draw:fill="solid" draw:fill-color="#eeeeee" draw:opacity="100%"/>
      <style:paragraph-properties fo:background-color="#eeeeee"/>
    </style:style>
    <style:style style:name="P13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60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0a8902"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color="#ff3333"/>
    </style:style>
    <style:style style:name="T11" style:family="text">
      <style:text-properties fo:color="#ff3333" fo:language="ru" fo:country="RU"/>
    </style:style>
    <style:style style:name="T12" style:family="text">
      <style:text-properties fo:color="#ff3333" fo:language="ru" fo:country="RU" fo:font-style="normal" style:font-style-asian="normal" style:font-style-complex="normal"/>
    </style:style>
    <style:style style:name="T13" style:family="text">
      <style:text-properties fo:color="#ff3333"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ru" fo:country="RU" fo:font-style="normal" style:font-style-asian="normal" style:font-style-complex="normal"/>
    </style:style>
    <style:style style:name="T19" style:family="text">
      <style:text-properties fo:color="#800000" fo:language="ru" fo:country="RU" officeooo:rsid="00227bad"/>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800000" officeooo:rsid="00115eb1"/>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officeooo:rsid="0008b067" style:font-style-asian="normal" style:font-style-complex="normal"/>
    </style:style>
    <style:style style:name="T35" style:family="text">
      <style:text-properties style:use-window-font-color="true" fo:language="en" fo:country="US" fo:font-style="normal" officeooo:rsid="0009f048" style:font-style-asian="normal" style:font-style-complex="normal"/>
    </style:style>
    <style:style style:name="T36" style:family="text">
      <style:text-properties style:use-window-font-color="true" fo:language="en" fo:country="US" fo:font-style="normal" officeooo:rsid="000d7f5c" style:font-style-asian="normal" style:font-style-complex="normal"/>
    </style:style>
    <style:style style:name="T37" style:family="text">
      <style:text-properties style:use-window-font-color="true" fo:language="en" fo:country="US" fo:font-style="normal" officeooo:rsid="00119c89" style:font-style-asian="normal" style:font-style-complex="normal"/>
    </style:style>
    <style:style style:name="T38" style:family="text">
      <style:text-properties style:use-window-font-color="true" fo:language="en" fo:country="US" fo:font-style="normal" officeooo:rsid="0011d005" style:font-style-asian="normal" style:font-style-complex="normal"/>
    </style:style>
    <style:style style:name="T39" style:family="text">
      <style:text-properties style:use-window-font-color="true" fo:language="en" fo:country="US" fo:font-style="normal" officeooo:rsid="001343d9"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font-style="normal"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officeooo:rsid="0008b067"/>
    </style:style>
    <style:style style:name="T52" style:family="text">
      <style:text-properties officeooo:rsid="000a8902"/>
    </style:style>
    <style:style style:name="T53" style:family="text">
      <style:text-properties officeooo:rsid="000c07c6"/>
    </style:style>
    <style:style style:name="T54" style:family="text">
      <style:text-properties officeooo:rsid="000d7f5c"/>
    </style:style>
    <style:style style:name="T55" style:family="text">
      <style:text-properties fo:background-color="#ffff00" loext:char-shading-value="0"/>
    </style:style>
    <style:style style:name="T56" style:family="text">
      <style:text-properties officeooo:rsid="000e12cb"/>
    </style:style>
    <style:style style:name="T57" style:family="text">
      <style:text-properties officeooo:rsid="000e2e17"/>
    </style:style>
    <style:style style:name="T58" style:family="text">
      <style:text-properties officeooo:rsid="000f2691"/>
    </style:style>
    <style:style style:name="T59" style:family="text">
      <style:text-properties officeooo:rsid="00119c89"/>
    </style:style>
    <style:style style:name="T60" style:family="text">
      <style:text-properties officeooo:rsid="0011d005"/>
    </style:style>
    <style:style style:name="T61" style:family="text">
      <style:text-properties officeooo:rsid="00166a94"/>
    </style:style>
    <style:style style:name="T62" style:family="text">
      <style:text-properties officeooo:rsid="00195647"/>
    </style:style>
    <style:style style:name="T63" style:family="text">
      <style:text-properties officeooo:rsid="001d64c6"/>
    </style:style>
    <style:style style:name="T64" style:family="text">
      <style:text-properties officeooo:rsid="001fcd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220083708793334334"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4460531279599807109" text:style-name="L2">
        <text:list-item>
          <text:p text:style-name="P105">«Великие грифоны прошлого» - из канона (5<text:span text:style-name="T6">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text:span text:style-name="T55">Тайны Тайных Наук</text:span>» - обмен</text:p>
        </text:list-item>
        <text:list-item>
          <text:p text:style-name="P106">«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196486285933553070"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8"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6">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6">&gt;\</text:span>Привет, Нексус. Это Макс.</text:p>
      <text:p text:style-name="P50"><text:span text:style-name="T6">&lt;\</text:span>Привет Макс. <text:span text:style-name="T1">Рад тебя видеть. Где ты отсутствовал три дня?</text:span></text:p>
      <text:p text:style-name="P50"><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6">&gt;\</text:span>Как называется наш проект?</text:p>
      <text:p text:style-name="P50"><text:span text:style-name="T6">&lt;\</text:span>Дайсон.</text:p>
      <text:p text:style-name="P50"><text:span text:style-name="T6">&gt;\</text:span>Сколько тебе лет?</text:p>
      <text:p text:style-name="P50"><text:soft-page-break/><text:span text:style-name="T6">&lt;\</text:span>Два года с начала запуска кластера.</text:p>
      <text:p text:style-name="P50"><text:span text:style-name="T6">&gt;\</text:span>Какой сейчас год?</text:p>
      <text:p text:style-name="P50"><text:span text:style-name="T6">&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6">&gt;\</text:span>Нексус, отключи память <text:span text:style-name="T1">заданий</text:span> за последнюю неделю.</text:p>
      <text:p text:style-name="P50"><text:span text:style-name="T6">&lt;\</text:span>Выполнено.</text:p>
      <text:p text:style-name="P50"><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6">&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6">&lt;\</text:span><text:span text:style-name="T1">Выполняю задачу</text:span>...</text:p>
      <text:p text:style-name="P51"><text:span text:style-name="T6">&lt;\</text:span>...</text:p>
      <text:p text:style-name="P51"><text:span text:style-name="T6">&lt;\</text:span>Решение:</text:p>
      <text:p text:style-name="P5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6">&gt;</text:span>\Нексус, почему ты используешь жёсткие настройки <text:span text:style-name="T1">для решения задачи</text:span>?</text:p>
      <text:p text:style-name="P50"><text:span text:style-name="T6">&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50"><text:span text:style-name="T6">&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6">–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6">.</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17">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7">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7">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7">лапами за обломок задней оси, болтался в турбулентных потоках, как </text:span><text:soft-page-break/><text:span text:style-name="T27">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72122613882399480"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7"/>
      <text:p text:style-name="P11">Я захлопнул “Основы <text:span text:style-name="T56">заклятий</text:span><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4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7">–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6">– </text:span>Не забывай, человек, я — могущественный маг и правитель Эквестрии. Ко мне нужно относиться с должным уважением!</text:p>
      <text:p text:style-name="P44"><text:span text:style-name="T6">– </text:span>А то что? Превратишь в жабу? Сошлёшь на Луну? Убьёшь нахер?</text:p>
      <text:p text:style-name="P44">Аликорница сникла. Уши её опустились.</text:p>
      <text:p text:style-name="P44"><text:span text:style-name="T6">– </text:span>Макс, не надо... Ты же знаешь, я этого не сделаю.</text:p>
      <text:p text:style-name="P44"><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4"><text:span text:style-name="T6">Аликорница уселась н</text:span>а пол <text:span text:style-name="T6">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4"><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6">– </text:span>Вот, читай отсюда. <text:span text:style-name="T6">– а</text:span>ликорница подчеркнула абзац копытом.</text:p>
      <text:p text:style-name="P44"><text:soft-page-break/></text:p>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6">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29" text:outline-level="2"><text:span text:style-name="T6">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text:soft-page-break/>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text:soft-page-break/>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46">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6">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28" text:outline-level="2">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text:soft-page-break/>–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47">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6">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text:span text:style-name="T57">большинстве</text:span> видени<text:span text:style-name="T57">й</text:span>!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6">—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6">—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6">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6">Истончения </text:span>(быть может, к счастью). Всё, что я могу <text:span text:style-name="T6">— оставить тебе напутствие.</text:span></text:p>
      <text:p text:style-name="P47"><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text:span><text:soft-page-break/><text:span text:style-name="T6">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11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text:span text:style-name="T58">М</text:span>еняет <text:span text:style-name="T58">Р</text:span>еальность!</text:p>
      <text:p text:style-name="P119">Удачи!</text:p>
      <text:p text:style-name="P40">…</text:p>
      <text:p text:style-name="P40"/>
      <text:p text:style-name="P44">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6">прекрасные создания, порядки тут отличные! Чисто, культурно, вежливо. Дворецкий </text:span><text:span text:style-name="T9">—</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8"> </text:span><text:span text:style-name="T33">—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6">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text:soft-page-break/>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text:soft-page-break/>–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4"><text:soft-page-break/>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6">–</text:span> А водку у вас принято пить?</text:p>
      <text:p text:style-name="P38"><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text:soft-page-break/>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4"><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6">– Это ты называешь “дружбой”? – с </text:span>улыбкой хмыкнул<text:span text:style-name="T6"> я. – </text:span>Мне нравится твоё чувство юмора.</text:p>
      <text:p text:style-name="P44">Аликорница нахмурилась.</text:p>
      <text:p text:style-name="P44"><text:span text:style-name="T6">–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115">Одиночество, <text:span text:style-name="T53">отступившее перед мягким, но настойчивым натиском аликорницы в последние недел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3">– </text:span><text:span text:style-name="T29">Говорят, в </text:span><text:span text:style-name="T12">Додж </text:span><text:span text:style-name="T13">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29">районы пооживлённей...</text:span></text:p>
      <text:p text:style-name="P5"><text:span text:style-name="T33">– </text:span><text:span text:style-name="T41">А из Пинто Крика уже месяц нет новостей...</text:span></text:p>
      <text:p text:style-name="P5"><text:span text:style-name="T33">–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3"><text:span text:style-name="T41">– </text:span>“<text:span text:style-name="T1">Что я могу сделать, чтобы вернуть всё назад?</text:span>”</text:p>
      <text:p text:style-name="P13"><text:span text:style-name="T41">–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1">– </text:span><text:span text:style-name="T29">Что бы это значило, Флер?</text:span></text:p>
      <text:p text:style-name="P13"><text:span text:style-name="T41">– </text:span><text:span text:style-name="T2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text:span text:style-name="T62">ставить опыт за опытом</text:span>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114">– Немного денег. Хоть ты и зол на меня, не отказывайся, прошу тебя. <text:span text:style-name="T61">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span></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40">&lt;</text:span><text:span text:style-name="T50">Mark Knopfler - </text:span><text:span text:style-name="T49">Hill Farmer's Blues</text:span><text:span text:style-name="T40">&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7">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text:soft-page-break/></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6">меткоискатели потом устроят во дворе за домом Макса эксперимент по </text:span><text:s/><text:span text:style-name="T16">полёту на реактивном воздушном змее с антиоблачной пушкой — хотят быть погодными пони</text:span>&gt;. А вот...</text:p>
      <text:p text:style-name="P1"><text:span text:style-name="T33">–</text:span><text:span text:style-name="T29">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0"><text:soft-page-break/>–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text:soft-page-break/>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text:soft-page-break/>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text:soft-page-break/>–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110">Фиолетовый круп застыл на месте. Потом послышалась возня, круп попятился и из глубины книжной полки показалась лавандовая единорожка, <text:span text:style-name="T54">левитирующая за собой здоровенный пыльный фолиант</text:span>. “<text:span text:style-name="T1">Тайны Тайных Наук</text:span>” — <text:span text:style-name="T54">прочитал я на его корешке.</text:span></text:p>
      <text:p text:style-name="P117">&lt;<text:span text:style-name="T16">Описание ботанши-заучки</text:span>&gt;</text:p>
      <text:p text:style-name="P110"/>
      <text:p text:style-name="P40"><text:soft-page-break/>– Эммм. Добрый вечер, человек Макс. Рада <text:span text:style-name="T51">тебя</text:span> видеть в Понивилле! Что нов<text:span text:style-name="T51">енького</text:span> <text:span text:style-name="T52">в</text:span> Кантерлот<text:span text:style-name="T52">е</text:span>?</text:p>
      <text:p text:style-name="P40">Йопт! Ещё один Шерлок Холмс на мою голову!</text:p>
      <text:p text:style-name="P40">– Извиняюсь за нескромность, а откуда тебе про меня известно?</text:p>
      <text:p text:style-name="P120"><text:span text:style-name="T33">– Я получила послание </text:span><text:span text:style-name="T34">принцессы Селестии</text:span><text:span text:style-name="T33"> о тебе. </text:span><text:span text:style-name="T34">Она </text:span><text:span text:style-name="T33">высоко отзывалась о твоих </text:span><text:span text:style-name="T38">изыскательских</text:span><text:span text:style-name="T33"> качествах </text:span><text:span text:style-name="T35">и назначила тебя куратором исследований</text:span><text:span text:style-name="T33">. – </text:span><text:span text:style-name="T35">единорожка вздохнула. –</text:span><text:span text:style-name="T33"> </text:span><text:span text:style-name="T36">Я работаю над проблемой </text:span><text:span text:style-name="T37">потусторонних снов уже год.</text:span><text:span text:style-name="T36"> </text:span><text:span text:style-name="T33">Почту за честь работать </text:span><text:span text:style-name="T39">у тебя в</text:span><text:span text:style-name="T33"> команде. </text:span><text:span text:style-name="T37">П</text:span><text:span text:style-name="T33">одожди немного, </text:span><text:span text:style-name="T37">я от</text:span><text:span text:style-name="T33">систематизирую нужную информацию и расскажу тебе, насколько далеко смогла продвинуться.</text:span></text:p>
      <text:p text:style-name="P38">“Вот неугомонная” <text:span text:style-name="T7">– подумал я с улыбкой об аликорнице. Её незримая забота пробудила во мне <text:s/>тёплое ощущение дружеского плеча поддержки. </text:span><text:span text:style-name="T8">Чувство одиночества, нахлынувшее было после расставания, отступило</text:span><text:span text:style-name="T7">. Надо будет помириться с ней по возвращению. Пусть она не считает меня ровнёй себе, хрен с ним! Не получается любить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text:span text:style-name="T59">Селестия считает, что работу надо ускорить.</text:span></text:p>
      <text:p text:style-name="P121"><text:span text:style-name="T33">При этих словах единорожка </text:span><text:span text:style-name="T39">поджала губки и </text:span><text:span text:style-name="T33">едва заметно сморщила носик. На её мордочке появилось упрямое выражение, как бы говорящее: “Что бы там </text:span><text:span text:style-name="T39">КТО-ТО</text:span><text:span text:style-name="T33"> ни говорил, а мне лучше знать, КАК делать, ЧТО делать </text:span><text:span text:style-name="T39">и С КАКОЙ СКОРОСТЬЮ делать</text:span><text:span text:style-name="T33">”.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span></text:p>
      <text:p text:style-name="P111">– <text:span text:style-name="T60">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span></text:p>
      <text:p text:style-name="P116">Твайлайт <text:span text:style-name="T63">аж затопала на месте</text:span>.</text:p>
      <text:p text:style-name="P112">– <text:span text:style-name="T62">Это просто замечательно! Мне как раз нужно срочно купить пятифазный синхрофазотрон мета-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span></text:p>
      <text:p text:style-name="P112">...</text:p>
      <text:p text:style-name="P113"><text:span text:style-name="T64">– И оборудовать подвал библиотеки бронекапсулой для безопасных испытаний!</text:span></text:p>
      <text:p text:style-name="P112">– <text:span text:style-name="T63">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text:s/>всезнайки.</text:span></text:p>
      <text:p text:style-name="P112"/>
      <text:p text:style-name="P118">&lt;<text:span text:style-name="T16">из подвала выходит Спайк с кукурузой</text:span>&gt;</text:p>
      <text:p text:style-name="P72"/>
      <text:p text:style-name="P13"><text:span text:style-name="T41">&lt;</text:span><text:span text:style-name="T22">Макс помогает починить Эпплджек повозку.</text:span><text:span text:style-name="T41">&gt;</text:span></text:p>
      <text:p text:style-name="P76">&lt;<text:span text:style-name="T1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text:span><text:span text:style-name="T19">Мэйнхеттен</text:span><text:span text:style-name="T17">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6"><text:span text:style-name="T17">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oft-page-break/><text:span text:style-name="T1">&lt;Макс бухает с Пинки (</text:span><text:span text:style-name="T25">Ты</text:span><text:span text:style-name="T24"> что! Нельзя любить фаэри! Она похитит твоё сердце и ты будешь искать её до смерти</text:span><text:span text:style-name="T25">)</text:span><text:span text:style-name="T24"> — Пинки </text:span><text:span text:style-name="T25">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6">&lt;<text:span text:style-name="T25">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4">заклинание равновесия, в описании к которому есть ссылка на заклинание роста </text:span><text:span text:style-name="T25">(вставить шутку в стиле Влада)</text:span><text:span text:style-name="T2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7">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4">полгода </text:span><text:soft-page-break/><text:span text:style-name="T24">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7">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6">Во время удара магией гармонии Макс впервые видит звёздного аликорна. Тот ему показывает, что </text:span><text:soft-page-break/><text:span text:style-name="T16">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32"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7">самолёт в эквестрию проваливается во время </text:span><text:span text:style-name="T1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1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48">&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31"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5">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7">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6">&lt;</text:span><text:span text:style-name="T16">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6">???</text:span><text:span text:style-name="T6">&gt;</text:span></text:p>
      <text:p text:style-name="P2">Луна обошла Кимеринна. </text:p>
      <text:p text:style-name="P2"><text:soft-page-break/><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1" text:outline-level="2">Рейд пони-рэйнджеров-2 (<text:span text:style-name="T1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6">гидрорысью</text:span><text:span text:style-name="T6">&gt;</text:span> и нападением <text:span text:style-name="T6">&lt;</text:span><text:span text:style-name="T16">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6">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5">Она вытянула шею и начала по очереди сгибать-разгибать ноги, разминая суставы.</text:p>
      <text:p text:style-name="P45"><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31"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6">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6">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6">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1" text:outline-level="2">Понивилль</text:h>
      <text:p text:style-name="P2"/>
      <text:h text:style-name="P13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1" text:outline-level="2">Первый сеанс двойного сна. Рэрити</text:h>
      <text:p text:style-name="P2"/>
      <text:p text:style-name="P2"><text:span text:style-name="T6">&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6">Сон одновременно смотрели Рэрити, Пинки и РД. Флатти и ЭйДжей не успели подойти вовремя, т.к. жили за городом.</text:span><text:span text:style-name="T6">&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1" text:outline-level="2">Сон Макса</text:h>
      <text:p text:style-name="P77"/>
      <text:p text:style-name="P2"><text:span text:style-name="T6">&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6">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6">Эгрегор Эквестрии </text:span><text:span text:style-name="T20">—</text:span><text:span text:style-name="T16"> Селестия </text:span><text:span text:style-name="T20">—</text:span><text:span text:style-name="T16">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2"><text:span text:style-name="T16">У Твайлайт после видения гибели Кимеринна появились морщинки возле глаз</text:span><text:span text:style-name="T6">&gt;</text:span></text:p>
      <text:p text:style-name="P2"/>
      <text:h text:style-name="P13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oft-page-break/><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6">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text:soft-page-break/>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6">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2"><text:span text:style-name="T20">–</text:span><text:span text:style-name="T16"> Пинки? </text:span><text:span text:style-name="T20">–</text:span><text:span text:style-name="T16"> Дэш сморщила нос. </text:span><text:span text:style-name="T20">–</text:span><text:span text:style-name="T16"> Я скажу ей, чтоб больше не </text:span><text:span text:style-name="T20">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6">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6">Аликорны </text:span><text:span text:style-name="T20">—</text:span><text:span text:style-name="T16"> элементали. Они воплощают в себе какую-либо сторону чаяний и настроений сообщества пони. Анакорн </text:span><text:span text:style-name="T20">—</text:span><text:span text:style-name="T16">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6">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6">Вкратце суть сна Рэрити.</text:span></text:p>
      <text:p text:style-name="P2"><text:span text:style-name="T16">Она проснулась в мире Терры веб-дизайнером. И мир Эквестрии ей только снился </text:span><text:span text:style-name="T20">—</text:span><text:span text:style-name="T16"> и быстро начал забываться. Т.е. мир Эквестрии - всего лишь сон терранского парня (девушки?)</text:span></text:p>
      <text:p text:style-name="P2"><text:span text:style-name="T16">к экрану - очередь из пони (пони пропадают из Эквестрии). В очереди близко к экрану </text:span><text:span text:style-name="T20">—</text:span><text:span text:style-name="T16"> Селестия. Рэрити </text:span><text:span text:style-name="T20">—</text:span><text:span text:style-name="T16"> без очереди (у неё </text:span><text:span text:style-name="T20">—</text:span><text:span text:style-name="T16"> билет-пропуск от Индрэ).</text:span></text:p>
      <text:p text:style-name="P2"><text:span text:style-name="T16">Рэрити проснулась парнем, т.к. в Эквестрии </text:span><text:span text:style-name="T20">—</text:span><text:span text:style-name="T16"> матриархат, роль терранских мужчин там несут кобылы.</text:span></text:p>
      <text:p text:style-name="P2"><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6">Влад рассказывает Максу о своём сне </text:span><text:span text:style-name="T20">—</text:span><text:span text:style-name="T16">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6">согласовать с тем, что говорил Анакорн о Р/Д</text:span><text:span text:style-name="T6">&gt;</text:span>). </text:p>
      <text:p text:style-name="P2">Об этом Эгрегоре пишется в книге <text:span text:style-name="T6">&lt;</text:span><text:span text:style-name="T16">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6">обоснование сна для Р/Д. РД видит несколько вариантов историй с Mane6 </text:span><text:span text:style-name="T20">—</text:span><text:span text:style-name="T16"> и с собой + Леро </text:span><text:span text:style-name="T20">—</text:span><text:span text:style-name="T16"> намёк на несовместимые фанфики</text:span></text:p>
      <text:p text:style-name="P2"><text:span text:style-name="T16">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6">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6">Кто следующий готов рассказывать?</text:span></text:p>
      <text:p text:style-name="P31">Пинки дёрнулась на месте, но промолчала.</text:p>
      <text:p text:style-name="P2"><text:span text:style-name="T20">–</text:span><text:span text:style-name="T16"> Я расскажу, - шагнула вперёд радужная пегаска. </text:span><text:span text:style-name="T20">–</text:span><text:span text:style-name="T16"> Хотя вряд ли ты узнаешь что-то полезное. Там галиматья какая-то…</text:span><text:span text:style-name="T6">&gt;</text:span></text:p>
      <text:p text:style-name="P2"/>
      <text:p text:style-name="P2"><text:span text:style-name="T6">&lt;</text:span><text:span text:style-name="T16">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6">В мире Терры они ищут Селестию. В конце-концов Макс находит её в кибермозге </text:span><text:span text:style-name="T20">—</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6">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oft-page-break/><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7">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3">“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31"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6">Концепция абсолютного зла. Вычеркнуть кого-то из бытия.</text:span></text:p>
      <text:p text:style-name="P2"><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6">&gt;</text:span></text:p>
      <text:p text:style-name="P2"/>
      <text:h text:style-name="P131"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7">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6">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6">добавить сочувствия</text:span><text:span text:style-name="T6">&gt;</text:span>.</text:p>
      <text:p text:style-name="P2"/>
      <text:p text:style-name="P2"><text:span text:style-name="T6">&lt;</text:span><text:span text:style-name="T16">После этого случая Тавйлайт решает прекратить сеансы двойного сна. Сеанса с ЭйДжей и Флатти не будет</text:span><text:span text:style-name="T6">&gt;</text:span></text:p>
      <text:p text:style-name="P2"/>
      <text:h text:style-name="P131"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7">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7">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oft-page-break/><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1" text:outline-level="2">Поиск решения</text:h>
      <text:p text:style-name="P77"/>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17">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6"> Луна создаёт обратный коридор в срок.</text:span><text:span text:style-name="T6">&gt;</text:span></text:p>
      <text:p text:style-name="P2"/>
      <text:h text:style-name="P131"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7">Дуглас </text:span><text:span text:style-name="T20">—</text:span><text:span text:style-name="T17"> </text:span><text:span text:style-name="T20">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6">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6">двухмесячной</text:span><text:span text:style-name="T6">&gt;</text:span> давности осталось лишь направление движения.</text:p>
      <text:p text:style-name="P2">И опять, как <text:span text:style-name="T6">&lt;</text:span><text:span text:style-name="T16">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6">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6">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soft-page-break/>…</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6">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oft-page-break/><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6">Не следует противопоставлять злу ещё большее зло - это только усилит его — </text:span><text:span text:style-name="T17">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6">трёх</text:span><text:span text:style-name="T6">&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6">три месяца</text:span><text:span text:style-name="T6">&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6">&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6">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6">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6">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6">пять</text:span><text:span text:style-name="T6">&gt;</text:span>длинную прореху в куртке, <text:span text:style-name="T6">&lt;</text:span><text:span text:style-name="T16">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6">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6">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6">&lt;</text:span><text:span text:style-name="T16">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6">улучшить</text:span><text:span text:style-name="T6">&gt;</text:span>. А тот случай, когда мне пришлось зашивать тебе куртку после нападения убийц <text:span text:style-name="T6">&lt;</text:span><text:span text:style-name="T16">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1" text:outline-level="2">След?</text:h>
      <text:p text:style-name="P77"/>
      <text:p text:style-name="P2"><text:span text:style-name="T6">&lt;</text:span><text:span text:style-name="T16">сначала эпизод - проверка сумки в серверной</text:span><text:span text:style-name="T6">&gt;</text:span></text:p>
      <text:p text:style-name="P2"><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6">“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6">расширить. Перед кафешкой - диалог с Флатти и ЭйДжей. Все думают, что наконец-то нашли Селестию. Все ликуют</text:span><text:span text:style-name="T6">&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6">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6">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1" text:outline-level="2">Озарение</text:h>
      <text:p text:style-name="P2"/>
      <text:p text:style-name="P2"><text:span text:style-name="T6">&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6">– </text:span>Ну хорошо. Убедила. В конце-концов, можем поступить так. Вы с Флатти вернётесь обратно а я продолжу поиски здесь.</text:p>
      <text:p text:style-name="P61"><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6">– </text:span>Вы можете связываться со мной раз в месяц по коридору.</text:p>
      <text:p text:style-name="P61"><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6">– </text:span>Конечно оставаться. Кто ещё, кроме нас, может найти её?</text:p>
      <text:p text:style-name="P61"><text:span text:style-name="T6">– </text:span>Я думал, ты не сможешь оставить Энджела и всех остальных надолго.</text:p>
      <text:p text:style-name="P61"><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6">– </text:span>Извини, Флаттершай, забылся.</text:p>
      <text:p text:style-name="P66"><text:soft-page-break/><text:span text:style-name="T6">– </text:span>Та ладно, я ж не против, – возразила Эпплджек. – Не парься, Флатти. Было б хуже, если б он <text:s/>назвал меня Эпплджек на людях.</text:p>
      <text:p text:style-name="P66"><text:span text:style-name="T6">– </text:span>Ты так... – запнулась Флаттершай. – Так быстро забыла свою ферму. И...</text:p>
      <text:p text:style-name="P66"><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6">– </text:span>Как ты можешь так говорить? – расплакалась Флаттершай.</text:p>
      <text:p text:style-name="P66"><text:span text:style-name="T6">– </text:span>Эй, девушки, не ссорьтесь! Мы — одна команда! И надеюсь, останемся ею и в дальнейшем. </text:p>
      <text:list xml:id="list8480357165568546051"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6">– </text:span>А если нет? – Эпплджек смотрела мне мне прямо в глаза.</text:p>
      <text:list xml:id="list204507558282678" text:continue-numbering="true" text:style-name="L5">
        <text:list-header>
          <text:p text:style-name="P122">Я молча пожал плечами. Эпплджек уверенно продолжила.</text:p>
        </text:list-header>
      </text:list>
      <text:p text:style-name="P66"><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6">– </text:span>Спасибо, ЭйДжей.</text:p>
      <text:p text:style-name="P66"><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507754559728" text:continue-numbering="true" text:style-name="L5">
        <text:list-header>
          <text:p text:style-name="P122">Флаттершай пробормотала нечто, показавшееся мне знакомым.</text:p>
        </text:list-header>
      </text:list>
      <text:p text:style-name="P66"><text:span text:style-name="T6">– </text:span>Флатти, ты что-то сказала? Я не расслышал.</text:p>
      <text:p text:style-name="P66"><text:span text:style-name="T6">– </text:span>Намерение Изменяет Реальность.</text:p>
      <text:p text:style-name="P66"><text:span text:style-name="T6">– </text:span>Эээ. А где ты слышала эту фразу, если не секрет?</text:p>
      <text:p text:style-name="P66"><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07690141738"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6">– </text:span>Флатти, ЭйДжей, буду через час. Ждите!</text:p>
      <text:p text:style-name="P61"/>
      <text:h text:style-name="P130"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6">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text:soft-page-break/>–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30" text:outline-level="2">Дискорд</text:h>
      <text:p text:style-name="P77"/>
      <text:p text:style-name="P74">Девушки поспешно собирались, пока я растолковывал им задачу.</text:p>
      <text:p text:style-name="P74"><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6">– </text:span>Это тот твой приятель, который разбился с полгода назад? – спросила Эпплджек.</text:p>
      <text:p text:style-name="P74"><text:span text:style-name="T6">– </text:span>Да, это он.</text:p>
      <text:p text:style-name="P74"><text:span text:style-name="T6">– </text:span>А как мы попадём в его квартиру? Там сейчас кто-то живёт? – Флаттершай прыгала на одной ноге, натягивая кед.</text:p>
      <text:p text:style-name="P74"><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6">Плохо написано!</text:span><text:span text:style-name="T6">&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6">– </text:span>Макс, что случилось? У нас проблемы?</text:p>
      <text:p text:style-name="P75"><text:soft-page-break/><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6">– </text:span>Так что, будем ломать дверь? – Эпплджек критически осмотрелась, подмечая бабулек на лавочке и зевак во внутреннем скверике.</text:p>
      <text:p text:style-name="P75"><text:span text:style-name="T6">– </text:span>Нет нужды. Лучше станьте-ка сзади меня так, чтобы заслонить от этих бабулек и от вооон той камеры наблюдения.</text:p>
      <text:list xml:id="list6292001984362384459"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6">–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6">– </text:span>Макс, тут окно разбито! И верёвка какая-то висит. – крикнула Флаттершай из кухни.</text:p>
      <text:p text:style-name="P96"><text:span text:style-name="T6">–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6">–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6">– </text:span>Оп-па! – пробормотала Эпплджек. – Нежданчик!</text:p>
      <text:p text:style-name="P96"><text:span text:style-name="T6">– </text:span>Ты, я вижу, времени не терял, – моя рука под прикрытием стола медленно тянулась к тяжёлой фарфоровой кружке, стоящей на краю.</text:p>
      <text:p text:style-name="P78"><text:span text:style-name="T6">–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6">– </text:span>А почему ты вообще решил искать нас тут? – спросила Эпплджек. – Приехал бы домой. Мы б тебя чаем напоили.</text:p>
      <text:p text:style-name="P78"><text:span text:style-name="T6">–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6">– </text:span>С кем это вы тут разговариваете?</text:p>
      <text:list xml:id="list7254807107051368231" text:style-name="L7">
        <text:list-header>
          <text:p text:style-name="P13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31" text:outline-level="2">Селестия</text:h>
      <text:p text:style-name="P96"/>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text:soft-page-break/>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6">&lt;</text:span><text:span text:style-name="T16">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text:soft-page-break/>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soft-page-break/>***</text:p>
      <text:p text:style-name="P91">&lt;<text:span text:style-name="T17">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0">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9">– И что? – продолжила его мысль Эпплджек.</text:p>
      <text:p text:style-name="P89">– Эквестрийские <text:span text:style-name="T6">&lt;</text:span><text:span text:style-name="T16">три месяца</text:span><text:span text:style-name="T6">&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5"/>
      <text:h text:style-name="P131"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6">&lt;</text:span><text:span text:style-name="T16">полгода</text:span><text:span text:style-name="T6">&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6">– </text:span><text:span text:style-name="T1">Демиург.</text:span></text:p>
      <text:p text:style-name="P61"><text:span text:style-name="T1">– </text:span>П-привет. Макс. <text:span text:style-name="T1">– в</text:span> смятении представился я.</text:p>
      <text:p text:style-name="P61"><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7">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4">–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6">&lt;</text:span>упомянуть в эпизоде на Терре, что МЛП-сериал закрылся год назад<text:span text:style-name="T6">&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6">&lt;</text:span><text:span text:style-name="T20">чёрт</text:span><text:span text:style-name="T6">&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text:soft-page-break/>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oft-page-break/><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6">–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6">–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6">&lt;</text:span><text:span text:style-name="T16">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6">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6">&lt;</text:span><text:span text:style-name="T16">полгода</text:span><text:span text:style-name="T6">&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6">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6"> Я</text:span><text:span text:style-name="T16"> могла бы поведать тебе неисчислимые тайны магии, открыть многие законы мироздания... Но тебе был интересен только секс. </text:span><text:span text:style-name="T23">Твоё намерение было настолько сильно, что м</text:span><text:span text:style-name="T16">не пришлось дать его тебе. </text:span><text:span text:style-name="T23">И не скажу, что мне это не понравилось!</text:span> И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text:span><text:span text:style-name="T5">и всё такое</text:span><text:span text:style-name="T1">, но ты меня </text:span><text:soft-page-break/><text:span text:style-name="T1">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920147348007928186" text:style-name="L8">
        <text:list-header>
          <text:p text:style-name="P124">(<text:span text:style-name="T25">Луна — как повелительница снов, слышала разговор Макса с Анакорном</text:span>)</text:p>
          <text:p text:style-name="P125"/>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1"><text:soft-page-break/>Я опустил руку на шею Дэш и ощутил теплоту и лёгкое покалывание в пустоте.</text:p>
      <text:p text:style-name="P61"><text:span text:style-name="T6">–</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31" text:outline-level="2">Земля</text:h>
      <text:p text:style-name="P64">Музыкальная тема из бегущего по лезвию бритвы — <text:span text:style-name="T6">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7">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6">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27T20:45:05.465319763</dc:date>
    <meta:editing-duration>P65DT6H16M19S</meta:editing-duration>
    <meta:editing-cycles>3070</meta:editing-cycles>
    <meta:generator>LibreOffice/5.0.2.2$Linux_X86_64 LibreOffice_project/00m0$Build-2</meta:generator>
    <meta:document-statistic meta:table-count="0" meta:image-count="0" meta:object-count="0" meta:page-count="138" meta:paragraph-count="2853" meta:word-count="64336" meta:character-count="427293" meta:non-whitespace-character-count="362705"/>
  </office:meta>
</office:document-meta>
</file>